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27df49" officeooo:paragraph-rsid="0027df49"/>
    </style:style>
    <style:style style:name="P2" style:family="paragraph" style:parent-style-name="Text_20_body">
      <style:text-properties officeooo:rsid="002c83b4" officeooo:paragraph-rsid="002c83b4"/>
    </style:style>
    <style:style style:name="P3" style:family="paragraph" style:parent-style-name="Text_20_body">
      <style:text-properties officeooo:paragraph-rsid="0030804a"/>
    </style:style>
    <style:style style:name="P4" style:family="paragraph" style:parent-style-name="Text_20_body">
      <style:text-properties officeooo:rsid="0031767b" officeooo:paragraph-rsid="0031767b"/>
    </style:style>
    <style:style style:name="P5" style:family="paragraph" style:parent-style-name="Text_20_body">
      <style:text-properties officeooo:rsid="00326db0" officeooo:paragraph-rsid="00326db0"/>
    </style:style>
    <style:style style:name="P6" style:family="paragraph" style:parent-style-name="Text_20_body">
      <style:text-properties officeooo:rsid="00329ecb" officeooo:paragraph-rsid="00329ecb"/>
    </style:style>
    <style:style style:name="P7" style:family="paragraph" style:parent-style-name="Heading_20_1">
      <style:text-properties officeooo:rsid="001ccb4d" officeooo:paragraph-rsid="0024d481"/>
    </style:style>
    <style:style style:name="P8" style:family="paragraph" style:parent-style-name="Heading_20_1">
      <style:text-properties officeooo:rsid="0028c83d" officeooo:paragraph-rsid="0028c83d"/>
    </style:style>
    <style:style style:name="P9" style:family="paragraph" style:parent-style-name="Heading_20_1">
      <style:text-properties officeooo:rsid="0030804a" officeooo:paragraph-rsid="0030804a"/>
    </style:style>
    <style:style style:name="T1" style:family="text">
      <style:text-properties officeooo:rsid="002dce30"/>
    </style:style>
    <style:style style:name="T2" style:family="text">
      <style:text-properties officeooo:rsid="002edabd"/>
    </style:style>
    <style:style style:name="T3" style:family="text">
      <style:text-properties officeooo:rsid="0030804a"/>
    </style:style>
    <style:style style:name="T4" style:family="text">
      <style:text-properties officeooo:rsid="00326db0"/>
    </style:style>
    <style:style style:name="T5" style:family="text">
      <style:text-properties officeooo:rsid="00329ecb"/>
    </style:style>
    <style:style style:name="T6" style:family="text">
      <style:text-properties officeooo:rsid="003414e9"/>
    </style:style>
    <style:style style:name="T7" style:family="text">
      <style:text-properties fo:background-color="#ffff00" loext:char-shading-value="0"/>
    </style:style>
    <style:style style:name="T8" style:family="text">
      <style:text-properties officeooo:rsid="00379936" fo:background-color="#ffff00" loext:char-shading-value="0"/>
    </style:style>
    <style:style style:name="T9" style:family="text">
      <style:text-properties officeooo:rsid="00379936" fo:background-color="#ffff00" loext:char-shading-value="0"/>
    </style:style>
    <style:style style:name="T10" style:family="text">
      <style:text-properties officeooo:rsid="00329ecb" fo:background-color="#ffff00" loext:char-shading-value="0"/>
    </style:style>
    <style:style style:name="T11" style:family="text">
      <style:text-properties officeooo:rsid="00329ecb" fo:background-color="#ffff00" loext:char-shading-value="0"/>
    </style:style>
    <style:style style:name="T12" style:family="text">
      <style:text-properties fo:background-color="#ffff00" loext:char-shading-value="0"/>
    </style:style>
    <style:style style:name="T13" style:family="text">
      <style:text-properties fo:background-color="transparent" loext:char-shading-value="0"/>
    </style:style>
    <style:style style:name="T14" style:family="text">
      <style:text-properties officeooo:rsid="00379936" fo:background-color="transparent" loext:char-shading-value="0"/>
    </style:style>
    <style:style style:name="T15" style:family="text">
      <style:text-properties officeooo:rsid="00329ecb"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Neural Networks for Categorising Nanoparticles</text:h>
      <text:p text:style-name="P1">My <text:span text:style-name="T6">Master’s</text:span> project at <text:span text:style-name="T6">U</text:span>niversity</text:p>
      <text:p text:style-name="P1"/>
      <text:h text:style-name="P8" text:outline-level="1">Overview</text:h>
      <text:p text:style-name="P2">For my Master’s project at University, I <text:span text:style-name="T1">performed research into </text:span><text:span text:style-name="T3">n</text:span><text:span text:style-name="T1">eural </text:span><text:span text:style-name="T3">n</text:span><text:span text:style-name="T1">etworks. Specifically, into their capabilities categorising STEM </text:span><text:span text:style-name="T2">images</text:span><text:span text:style-name="T1">. </text:span><text:span text:style-name="T2">This was done in &lt;strong&gt;Python&lt;/strong&gt; using &lt;strong&gt;Keras&lt;/strong&gt; with &lt;strong&gt;TensorFlow&lt;/strong&gt;</text:span></text:p>
      <text:h text:style-name="P9" text:outline-level="1">Details</text:h>
      <text:p text:style-name="P3">Scanning Transmission Electron Microscopes are powerful tools, providing 2D images of 3D particles at the atomic scale. However, analysing these images can be time consuming and unreliable as the methods required to infer the structure of the particle may not be obvious, especially when considering multiple images in stereo. <text:span text:style-name="T3">My</text:span> project aim<text:span text:style-name="T3">ed</text:span> to show that a neural network can be developed to use images in stereo and reliably categorise particles which would be too difficult identify by a human.</text:p>
      <text:p text:style-name="P4">Over the course of the year, I developed a number of scripts and ran various tests on the capabilities <text:s/>of different network structures, <text:span text:style-name="T4">successfully showing that a pair of images could be used together to analyse an image and categorise particles in an experiment.</text:span></text:p>
      <text:h text:style-name="Heading_20_1" text:outline-level="1">Files</text:h>
      <text:p text:style-name="P5">For more det<text:span text:style-name="T13">ails, </text:span><text:span text:style-name="T14">you can</text:span><text:span text:style-name="T15"> read my final report: &lt;MudLink Href=&gt;Validating the use of Neural Networks in the </text:span><text:span text:style-name="T13">Categorisation o</text:span>f STEM images of Nanoparticle&lt;/<text:span text:style-name="T5">MudLink&gt;</text:span></text:p>
      <text:p text:style-name="P6">You can also take a look at the python written. Although, looking back at it, I can see how lax I used to be on documentation and readability: &lt;MudLink Href=&gt;https://github.com/Rielk/STEM-Machine-Learning&lt;/MudLink&g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0-14T13:24:51.400000000</dc:date>
    <meta:editing-duration>PT8H7M58S</meta:editing-duration>
    <meta:editing-cycles>21</meta:editing-cycles>
    <meta:generator>LibreOffice/7.3.2.2$Windows_X86_64 LibreOffice_project/49f2b1bff42cfccbd8f788c8dc32c1c309559be0</meta:generator>
    <meta:document-statistic meta:table-count="0" meta:image-count="0" meta:object-count="0" meta:page-count="1" meta:paragraph-count="10" meta:word-count="218" meta:character-count="1487" meta:non-whitespace-character-count="1278"/>
  </office:meta>
</office:document-meta>
</file>